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b57c" officeooo:paragraph-rsid="000cb57c"/>
    </style:style>
    <style:style style:name="P2" style:family="paragraph" style:parent-style-name="Standard">
      <style:text-properties officeooo:rsid="000cb57c" officeooo:paragraph-rsid="00105bb7"/>
    </style:style>
    <style:style style:name="P3" style:family="paragraph" style:parent-style-name="Standard">
      <style:text-properties officeooo:rsid="0013ed18" officeooo:paragraph-rsid="0013ed18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0cb57c" officeooo:paragraph-rsid="00105bb7"/>
    </style:style>
    <style:style style:name="P5" style:family="paragraph" style:parent-style-name="Standard">
      <style:text-properties officeooo:rsid="00105bb7" officeooo:paragraph-rsid="00105bb7"/>
    </style:style>
    <style:style style:name="P6" style:family="paragraph" style:parent-style-name="Standard" style:list-style-name="L3">
      <style:text-properties officeooo:rsid="000cb57c" officeooo:paragraph-rsid="000cb57c"/>
    </style:style>
    <style:style style:name="P7" style:family="paragraph" style:parent-style-name="Standard">
      <style:text-properties officeooo:rsid="0013ed18" officeooo:paragraph-rsid="0013ed18"/>
    </style:style>
    <style:style style:name="P8" style:family="paragraph" style:parent-style-name="Standard">
      <style:text-properties officeooo:rsid="0016d1e6" officeooo:paragraph-rsid="0016d1e6"/>
    </style:style>
    <style:style style:name="P9" style:family="paragraph" style:parent-style-name="Standard">
      <style:text-properties officeooo:rsid="0016d1e6" officeooo:paragraph-rsid="0016de34"/>
    </style:style>
    <style:style style:name="P10" style:family="paragraph" style:parent-style-name="Standard">
      <style:text-properties fo:font-weight="bold" officeooo:rsid="0016de34" officeooo:paragraph-rsid="0016de34" style:font-weight-asian="bold" style:font-weight-complex="bold"/>
    </style:style>
    <style:style style:name="P11" style:family="paragraph" style:parent-style-name="Standard">
      <style:text-properties fo:font-weight="bold" officeooo:rsid="0016de34" officeooo:paragraph-rsid="001aaf0d" style:font-weight-asian="bold" style:font-weight-complex="bold"/>
    </style:style>
    <style:style style:name="P12" style:family="paragraph" style:parent-style-name="Standard">
      <style:text-properties fo:font-weight="bold" officeooo:rsid="0016d1e6" officeooo:paragraph-rsid="0016de34" style:font-weight-asian="bold" style:font-weight-complex="bold"/>
    </style:style>
    <style:style style:name="P13" style:family="paragraph" style:parent-style-name="Standard">
      <style:text-properties fo:font-weight="bold" officeooo:rsid="001aaf0d" officeooo:paragraph-rsid="001aaf0d" style:font-weight-asian="bold" style:font-weight-complex="bold"/>
    </style:style>
    <style:style style:name="P14" style:family="paragraph" style:parent-style-name="Standard">
      <style:text-properties fo:font-weight="normal" officeooo:rsid="0018b9e9" officeooo:paragraph-rsid="0018ffd3" style:font-weight-asian="normal" style:font-weight-complex="normal"/>
    </style:style>
    <style:style style:name="P15" style:family="paragraph" style:parent-style-name="Standard">
      <style:text-properties fo:font-weight="normal" officeooo:rsid="0016d1e6" officeooo:paragraph-rsid="0016d1e6" style:font-weight-asian="normal" style:font-weight-complex="normal"/>
    </style:style>
    <style:style style:name="P16" style:family="paragraph" style:parent-style-name="Standard">
      <style:text-properties fo:font-weight="normal" officeooo:rsid="001aaf0d" officeooo:paragraph-rsid="001aaf0d" style:font-weight-asian="normal" style:font-weight-complex="normal"/>
    </style:style>
    <style:style style:name="P17" style:family="paragraph" style:parent-style-name="Standard">
      <style:text-properties fo:font-weight="normal" officeooo:rsid="001d343c" officeooo:paragraph-rsid="001d343c" style:font-weight-asian="normal" style:font-weight-complex="normal"/>
    </style:style>
    <style:style style:name="P18" style:family="paragraph" style:parent-style-name="Standard">
      <style:text-properties officeooo:rsid="001e9d25" officeooo:paragraph-rsid="001e9d25"/>
    </style:style>
    <style:style style:name="P19" style:family="paragraph" style:parent-style-name="Standard" style:list-style-name="L4">
      <style:text-properties officeooo:rsid="001e9d25" officeooo:paragraph-rsid="001e9d25"/>
    </style:style>
    <style:style style:name="P20" style:family="paragraph" style:parent-style-name="Standard" style:list-style-name="L4">
      <style:text-properties officeooo:paragraph-rsid="001e9d25"/>
    </style:style>
    <style:style style:name="P21" style:family="paragraph" style:parent-style-name="Heading_20_2" style:list-style-name="L2"/>
    <style:style style:name="P22" style:family="paragraph" style:parent-style-name="Heading_20_2" style:list-style-name="L1">
      <style:paragraph-properties fo:margin-top="0cm" fo:margin-bottom="0cm" style:contextual-spacing="false"/>
      <style:text-properties officeooo:rsid="000cb57c" officeooo:paragraph-rsid="00105bb7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05bb7"/>
    </style:style>
    <style:style style:name="T2" style:family="text">
      <style:text-properties officeooo:rsid="0018b9e9"/>
    </style:style>
    <style:style style:name="T3" style:family="text">
      <style:text-properties officeooo:rsid="0018ffd3"/>
    </style:style>
    <style:style style:name="T4" style:family="text">
      <style:text-properties officeooo:rsid="001aaf0d"/>
    </style:style>
    <style:style style:name="T5" style:family="text">
      <style:text-properties officeooo:rsid="001e9d2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شكال:</text:p>
      <text:p text:style-name="P1">برنامج مفتوح المصدر لتشكيل النصوص العربية.</text:p>
      <text:p text:style-name="P1">كيف تساهم في مشكال</text:p>
      <text:p text:style-name="P1">المزايا</text:p>
      <text:p text:style-name="P1">- </text:p>
      <text:p text:style-name="P2">بنية ال<text:span text:style-name="T1">نظام</text:span></text:p>
      <text:p text:style-name="P2"/>
      <text:p text:style-name="P2"/>
      <text:p text:style-name="P5">المكتبات </text:p>
      <text:p text:style-name="P5">- الجانب اللغوي:</text:p>
      <text:p text:style-name="P5"><text:s/>- مكتبة مشاريع </text:p>
      <text:list xml:id="list5066221097830498522" text:style-name="L1">
        <text:list-item>
          <text:list>
            <text:list-item>
              <text:h text:style-name="P22" text:outline-level="2">مشاريع </text:h>
            </text:list-item>
          </text:list>
        </text:list-item>
      </text:list>
      <text:list xml:id="list1756305397119246202" text:style-name="L2">
        <text:list-item>
          <text:p text:style-name="P24"><text:a xlink:type="simple" xlink:href="http://www.tahadz.com/mishkal">مشكال النصوص العربية </text:a></text:p>
        </text:list-item>
        <text:list-item>
          <text:p text:style-name="P24"><text:a xlink:type="simple" xlink:href="http://qutrub.arabeyes.org/">قطرب لتصريف الأفعال </text:a></text:p>
          <text:list>
            <text:list-header>
              <text:h text:style-name="P21" text:outline-level="2">معاجم وأدلة </text:h>
            </text:list-header>
          </text:list>
        </text:list-item>
        <text:list-item>
          <text:p text:style-name="P24"><text:a xlink:type="simple" xlink:href="http://arramooz.sf.net/">الراموز الوسيط: المعجم العربي الحر للتحليل الصرفي </text:a></text:p>
          <text:list>
            <text:list-header>
              <text:h text:style-name="P21" text:outline-level="2">مكتبات برمجية</text:h>
            </text:list-header>
          </text:list>
        </text:list-item>
        <text:list-item>
          <text:p text:style-name="P24"><text:a xlink:type="simple" xlink:href="http://naftawayh.sf.net/">مكتبة نفطويه لتصنيف الكلمات العربية</text:a> </text:p>
        </text:list-item>
        <text:list-item>
          <text:p text:style-name="P24"><text:a xlink:type="simple" xlink:href="http://pypi.python.org/pypi/PyArabic/">مكتبة بايثون للعربية Python and Arabic</text:a> </text:p>
        </text:list-item>
        <text:list-item>
          <text:p text:style-name="P24"><text:a xlink:type="simple" xlink:href="http://pypi.python.org/pypi/Tashaphyne/">مكتبة تاشفين للتحليل</text:a> </text:p>
        </text:list-item>
        <text:list-item>
          <text:p text:style-name="P24"><text:a xlink:type="simple" xlink:href="http://pypi.python.org/pypi/qalsadi">مكتبة القلصادي للتحليل الصرفي العربي للنصوص المشكولة وغير المشكولة-بيثون- </text:a></text:p>
        </text:list-item>
        <text:list-item>
          <text:p text:style-name="P24"><text:a xlink:type="simple" xlink:href="http://ghalatawi.sf.net/">غلطاوي: التصحيح التلقائي العربي </text:a></text:p>
        </text:list-item>
        <text:list-item>
          <text:p text:style-name="P23"><text:a xlink:type="simple" xlink:href="http://pypi.python.org/pypi/LibQutrub/">مكتبة قطرب لتصريف الافعال العربية</text:a> </text:p>
          <text:list>
            <text:list-header>
              <text:h text:style-name="P21" text:outline-level="2">موارد لسانية</text:h>
            </text:list-header>
          </text:list>
        </text:list-item>
        <text:list-item>
          <text:p text:style-name="P24"><text:a xlink:type="simple" xlink:href="http://arabicstopwords.sf.net/">الكلمات المستبعدة arabic stop words</text:a> </text:p>
        </text:list-item>
        <text:list-item>
          <text:p text:style-name="P24"><text:a xlink:type="simple" xlink:href="http://aracorpus.e3rab.com/">دليل المدونات اللغوية العربية (مكانز) المتاحة</text:a> </text:p>
        </text:list-item>
        <text:list-item>
          <text:p text:style-name="P24"><text:a xlink:type="simple" xlink:href="http://tashkeela.sf.net/">تشكيلة مدونة النصوص العربية المشكولة</text:a> </text:p>
        </text:list-item>
        <text:list-item>
          <text:p text:style-name="P23"><text:a xlink:type="simple" xlink:href="http://maskouk.sf.net/">المتلازمات اللفظية العربية</text:a> </text:p>
        </text:list-item>
      </text:list>
      <text:p text:style-name="P4"/>
      <text:p text:style-name="P1">كيفية العمل</text:p>
      <text:p text:style-name="P1">- تفريق النص إلى كلمات</text:p>
      <text:p text:style-name="P1">- تحليل الكلمات تحليلا صرفيا بواسطة مكتبة القلصادي للتحليل الصرفي</text:p>
      <text:p text:style-name="P1">- تحليل العلاقات النحوية بين الكلمات <text:s/>بمكتبة ثعلب للتحليل النحوي</text:p>
      <text:p text:style-name="P1">- تحليل العلاقات الدلالية بين الكلمات بمكتبة الأصمعي للتحليل الدلالية</text:p>
      <text:p text:style-name="P1">- تحليل الكلمات المتلازمة لفظيا بواسطة قاعدة البيانات مسكوك.</text:p>
      <text:p text:style-name="P1">- اختيار التشكيل المناسب من بين التشكيلات الممكنة حسب :</text:p>
      <text:list xml:id="list8585088092485809551" text:style-name="L3">
        <text:list-item>
          <text:p text:style-name="P6">إحصائيا بواسطة مكتبة المتلازمات اللفظية مسكوك.</text:p>
        </text:list-item>
        <text:list-item>
          <text:p text:style-name="P6">اختيار الألفاظ المتقاربة دلاليا</text:p>
        </text:list-item>
        <text:list-item>
          <text:p text:style-name="P6">اختيار الألفاظ حسب أولوية العوامل النحوية</text:p>
        </text:list-item>
        <text:list-item>
          <text:p text:style-name="P6">اختيار الألفاظ حسب شيوع الاستخدام بواسطة قاعدة بيانات الكلمات العربية الأكثر تكرارًا لمحمد عطية.</text:p>
        </text:list-item>
      </text:list>
      <text:p text:style-name="P3">الواجهات:</text:p>
      <text:p text:style-name="P3">يتوفر لمشكال حاليا عدد <text:s/>من الواجهات:</text:p>
      <text:p text:style-name="P3">- الواجهة الرسومية: مبرمجة بQT</text:p>
      <text:p text:style-name="P3"><text:soft-page-break/>- الواجهة الشبكية (واجهة الوب):</text:p>
      <text:p text:style-name="P3"><text:s/>تتوفر في شكلين الأول كخادم وب يمكن تشغيله مباشرة بالأمر mishkal-webserver ويمكن بعد تشغيله استدعاؤه مبنية على مكتبة إطار الوب المبسط عكاشة.</text:p>
      <text:p text:style-name="P3"/>
      <text:p text:style-name="P1"/>
      <text:p text:style-name="P1"/>
      <text:p text:style-name="P1"/>
      <text:p text:style-name="P8"><text:s/>كيف تعمل الواجهات </text:p>
      <text:p text:style-name="P8">1- تمرر واجهة مشكال النصوص مرفوقة باسم العملية المطلوبة إلى الدالة</text:p>
      <text:p text:style-name="P8">DoAction في ملف core/adaat.py</text:p>
      <text:p text:style-name="P8">الهدف من هذه الدالة تنفيذ عمليات مختلفة على النص مثل التفريق وحذف التشكيل، واختزال التشكيلو غيرها.</text:p>
      <text:p text:style-name="P8">واجهات مشكال المختلفة:</text:p>
      <text:p text:style-name="P12"><text:span text:style-name="T2">الواجهة الشبكية:</text:span></text:p>
      <text:p text:style-name="P13"><text:span text:style-name="T2"/></text:p>
      <text:p text:style-name="P9">مبنية على جافا سكريبت ملف adawaty.js فيه دوال ووظائف أساسية للنصوص، كل وظيفة ترسل طلبا بصيغة ajax إلى خادم الوب، الذي يمرر الأمر والنص إلى الدالة DoAction في ملف core/adaat.py.</text:p>
      <text:p text:style-name="P8">يشتغل النظام حاليا في موقع tahadz.com/mishkal بالمطلق cgi-bin، ويشغل الملف mishkal.cgi <text:s/>الذي يطلق المحتوي adawaty.py <text:s/>الذي يتصل بالواجهى البرمجية <text:s/>core/adaat.py.</text:p>
      <text:p text:style-name="P10">واجهة سطح المكتب :</text:p>
      <text:p text:style-name="P13">تنفّذ بالأمر mishkal-gui.py</text:p>
      <text:p text:style-name="P14">موجودة في مجلد GUI وتوفر بعض أدوات النصوص، مثل حذف الحركات <text:span text:style-name="T3">وتحويل الأعداد إلى كلمات.</text:span></text:p>
      <text:p text:style-name="P14"><text:span text:style-name="T3">وأهم ميزة غير موجودة في غيرها من الواجهات، أزرار إدراج الحركات والحروف الخاصة، وبعض وظائف فصل الحروف المتصلة ووصلها في ترميز يونيكود.</text:span></text:p>
      <text:p text:style-name="P14"><text:span text:style-name="T3">تتصل الواجهة </text:span><text:s/><text:span text:style-name="T3">الرسومية مباشرة بالدالة DoAction في ملف core/adaat.py.</text:span> </text:p>
      <text:p text:style-name="P14"/>
      <text:p text:style-name="P11">واجهة سط<text:span text:style-name="T4">ر الأوامر</text:span>:</text:p>
      <text:p text:style-name="P16">تطلق بالأمر mishkal-console.py وتتميّز بالقدرة على تشكيل نصوص طويلة.</text:p>
      <text:p text:style-name="P16">الترميز:</text:p>
      <text:p text:style-name="P16">جميع النصوص المدخلة والمخرجة تحت ترميز يونيكود.</text:p>
      <text:p text:style-name="P16">البناء</text:p>
      <text:p text:style-name="P16">بناء البرنامج :</text:p>
      <text:p text:style-name="P16">- تطبيق سطح المكتب على نظام وندوز:</text:p>
      <text:p text:style-name="P16">لبناء تطبيق سطح المكتب ينفذ الأمر :</text:p>
      <text:p text:style-name="P16">python setup_exe٫py py2exe build</text:p>
      <text:p text:style-name="P17">التثبيت:</text:p>
      <text:p text:style-name="P17">برنامج مشكال يأتي بشكل محمول لا يحتاج إلى تثبيت على نظام وندوز، لأنّ كل المكتبات مدرجة.</text:p>
      <text:p text:style-name="P17"/>
      <text:p text:style-name="P17">المكتبات المدمجة:</text:p>
      <text:p text:style-name="P17"><text:s text:c="2"/>الخارجية لتششغيل مشكال على بيثون من المصدر تحتاج إلى المكتبات الخارجية الآتية:</text:p>
      <text:p text:style-name="P17">- Sqlite</text:p>
      <text:p text:style-name="P17">- PyQt4</text:p>
      <text:p text:style-name="P17"/>
      <text:p text:style-name="P15"/>
      <text:p text:style-name="P18">المسائل المفتوحة:</text:p>
      <text:p text:style-name="P18">- ملف makefile لبناء مشكال على لينكس</text:p>
      <text:p text:style-name="P18">- ملف توصيف لبناء مشكال على لينكس</text:p>
      <text:p text:style-name="P18">- تصميم شعار جيد</text:p>
      <text:p text:style-name="P18">- إعادة تصميم الواجهة الرسومية</text:p>
      <text:p text:style-name="P18">- إعادة تصميم الواجهة الشبكية</text:p>
      <text:p text:style-name="P18"><text:soft-page-break/>- تقليل استخدام الذاكرة في البرنامج</text:p>
      <text:p text:style-name="P18">- استمثال خوارزمية التشكيل</text:p>
      <text:p text:style-name="P18">- لغويا</text:p>
      <text:list xml:id="list151561379725371386" text:style-name="L4">
        <text:list-item>
          <text:p text:style-name="P19">بناء محلل نحوي قوي</text:p>
        </text:list-item>
        <text:list-item>
          <text:p text:style-name="P19">بناء قاعدة بيانات للمتلازمات </text:p>
        </text:list-item>
        <text:list-item>
          <text:p text:style-name="P19">التقاط تصحيح التشكيل الذي يدخله المستخدم</text:p>
        </text:list-item>
        <text:list-item>
          <text:p text:style-name="P19">بناء قاعدة بيانات العوامل النحوية ومعمولاتها</text:p>
        </text:list-item>
        <text:list-item>
          <text:p text:style-name="P19">تجميع النصوص المشكولة شكلا يدويا منقّحا</text:p>
        </text:list-item>
        <text:list-item>
          <text:p text:style-name="P19">توفي واجهة لإضافة المتلازمات اللغوية</text:p>
        </text:list-item>
        <text:list-item>
          <text:p text:style-name="P19">بناء لعبة المتلازمات</text:p>
        </text:list-item>
        <text:list-item>
          <text:p text:style-name="P19">خدمة تشارك النصوص المشكولة</text:p>
        </text:list-item>
        <text:list-item>
          <text:p text:style-name="P19">خدمة الرجوع إلى النصوص وإمكانية تصحيحها لاحقا</text:p>
        </text:list-item>
        <text:list-item>
          <text:p text:style-name="P19">بناء مدونة مشكولة للنصوص العربية ذات واجهة شبكية تشاركية</text:p>
        </text:list-item>
        <text:list-item>
          <text:p text:style-name="P20"><text:span text:style-name="T5">موقع التصريف العربي/ يعطيك كل الأفعال العربية الممكنة ومن ثمّ يولّد لك التصاريف الممكنة بواسطة البرنامج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DZ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D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ouki </meta:initial-creator>
    <meta:creation-date>2014-05-23T20:32:48.309951007</meta:creation-date>
    <dc:date>2014-06-20T18:20:27.879210471</dc:date>
    <dc:creator>zerrouki </dc:creator>
    <meta:editing-duration>PT56M21S</meta:editing-duration>
    <meta:editing-cycles>17</meta:editing-cycles>
    <meta:generator>LibreOffice/4.1.2.3$Linux_X86_64 LibreOffice_project/410m0$Build-3</meta:generator>
    <meta:document-statistic meta:table-count="0" meta:image-count="0" meta:object-count="0" meta:page-count="3" meta:paragraph-count="90" meta:word-count="581" meta:character-count="3549" meta:non-whitespace-character-count="3058"/>
  </office:meta>
</office:document-meta>
</file>